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69cm" svg:height="0.79cm" draw:z-index="0"><draw:image xlink:href="../../odt/images/303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бмотка рел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349cm" svg:height="2.12cm" draw:z-index="0"><draw:image xlink:href="../../odt/images/303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2">Блок является </text:span><text:span text:style-name="T3">с</text:span><text:span text:style-name="T4">убмоделью</text:span>, которая реализует передачу сигнала от входа данного блока к контактам реле. Передача сигнала реализуется при помощи блоков <text:span text:style-name="T4">В память</text:span> и <text:span text:style-name="T4">Из памяти,</text:span><text:span text:style-name="T5"> с задержкой на 1 шаг интегрирования.</text:span></text:p>
            <text:p text:style-name="Text_20_body"><text:span text:style-name="T6">Для того чтобы посмотреть структуру алгоритма – нажмите правой кнопкой на блок и выберите пункт «Действия» </text:span><text:span text:style-name="T7">→</text:span><text:span text:style-name="T6"> «Войти в субмодель».</text:span></text:p>
            <text:p text:style-name="Text_20_body"><text:span text:style-name="T1">Свойства</text:span>:</text:p>
            <text:list xml:id="list8677754088757590547" text:style-name="L1">
              <text:list-item>
                <text:p text:style-name="P4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мотка реле</dc:title>
    <dc:date>2012-03-30T16:29:49</dc:date>
    <meta:generator>OpenOffice_Beta/4.1.0$Win32 OpenOffice.org_project/410m14$Build-9760</meta:generator>
    <meta:editing-duration>PT2H14M34S</meta:editing-duration>
    <meta:editing-cycles>119</meta:editing-cycles>
    <meta:document-statistic meta:table-count="1" meta:image-count="2" meta:object-count="0" meta:page-count="1" meta:paragraph-count="10" meta:word-count="75" meta:character-count="468"/>
  </office:meta>
</office:document-meta>
</file>